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Courier New" svg:font-family="'Courier New'" style:font-family-generic="modern"/>
    <style:font-face style:name="MS Mincho" svg:font-family="'MS Mincho', 'ＭＳ 明朝'" style:font-family-generic="modern"/>
    <style:font-face style:name="Arial Unicode MS1" svg:font-family="'Arial Unicode MS'" style:font-family-generic="swiss"/>
    <style:font-face style:name="Courier" svg:font-family="Courier"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Grande" svg:font-family="'Lucida Grande', ﷽﷽﷽﷽﷽﷽﷽﷽rande"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Plain_20_Text">
      <style:paragraph-properties fo:margin-left="0.67cm" fo:margin-right="0cm" fo:text-indent="0cm" style:auto-text-indent="false"/>
    </style:style>
    <style:style style:name="P2" style:family="paragraph" style:parent-style-name="Plain_20_Text">
      <style:paragraph-properties fo:text-align="center" style:justify-single-word="false"/>
    </style:style>
    <style:style style:name="P3" style:family="paragraph" style:parent-style-name="Plain_20_Text" style:master-page-name="Standard">
      <style:paragraph-properties fo:margin-left="0cm" fo:margin-right="0cm" fo:text-align="center" style:justify-single-word="false" fo:text-indent="0cm" style:auto-text-indent="false" style:page-number="auto"/>
    </style:style>
    <style:style style:name="T1" style:family="text">
      <style:text-properties style:font-name-asian="Courier"/>
    </style:style>
    <style:style style:name="T2" style:family="text">
      <style:text-properties fo:color="#000000" loext:opacity="100%"/>
    </style:style>
    <style:style style:name="T3" style:family="text">
      <style:text-properties fo:color="#000000" loext:opacity="100%" fo:font-size="10.5pt" style:font-size-asian="10.5pt" style:font-name-complex="Courier New" style:font-size-complex="10.5pt"/>
    </style:style>
    <style:style style:name="T4" style:family="text">
      <style:text-properties officeooo:rsid="00043d94"/>
    </style:style>
    <style:style style:name="T5" style:family="text">
      <style:text-properties style:use-window-font-color="true" loext:opacity="0%" style:font-name="Courier" fo:font-size="10.5pt" fo:language="en" fo:country="US" officeooo:rsid="00043d94" style:font-name-asian="MS Mincho" style:font-size-asian="10.5pt" style:font-name-complex="Courier" style:font-size-complex="10.5pt" style:language-complex="ar" style:country-complex="SA"/>
    </style:style>
  </office:automatic-styles>
  <office:body>
    <office:text text:use-soft-page-breaks="true">
      <office:forms form:automatic-focus="false" form:apply-design-mode="false"/>
      <text:tracked-changes text:track-changes="false">
        <text:changed-region xml:id="ct105553129015648" text:id="ct105553129015648">
          <text:insertion>
            <office:change-info>
              <dc:creator>Unbekannter Autor</dc:creator>
              <dc:date>2021-01-27T12:57:0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nternational Business Machines, Inc. (IBM)</text:p>
      <text:p text:style-name="P2">Individual Contributor License Agreement ("Agreement")</text:p>
      <text:p text:style-name="P2"><text:change-start text:change-id="ct105553129015648"/>https://github.com/instana/nodejs-sensor<text:change-end text:change-id="ct105553129015648"/></text:p>
      <text:p text:style-name="Plain_20_Text"/>
      <text:p text:style-name="Plain_20_Text">Thank you for your interest in the <text:span text:style-name="T5">Instana Node.js</text:span> project ("the Project").</text:p>
      <text:p text:style-name="Plain_20_Text"/>
      <text:p text:style-name="Plain_20_Text">In order to clarify the intellectual property license granted with Contributions from any person or entity, IBM must have a Contributor License Agreement ("CLA") on file that has been signed by each Contributor, indicating agreement to the license terms below. This license is for your protection as a Contributor as well as the protection of IBM and its customers; it does not change your rights to use your own Contributions for any other purpose.</text:p>
      <text:p text:style-name="Plain_20_Text">If you have not already done so, please complete and sign, then scan</text:p>
      <text:p text:style-name="Plain_20_Text">and email a pdf file of this Agreement to <text:span text:style-name="T5">bastian.krol@instana.com</text:span>.</text:p>
      <text:p text:style-name="Plain_20_Text"/>
      <text:p text:style-name="Plain_20_Text"/>
      <text:p text:style-name="Plain_20_Text">Please read this document carefully before signing and keep a copy for your records.</text:p>
      <text:p text:style-name="Plain_20_Text"/>
      <text:p text:style-name="Plain_20_Text"><text:span text:style-name="T1"><text:s text:c="2"/></text:span>Full name: ______________________________________________________</text:p>
      <text:p text:style-name="Plain_20_Text"/>
      <text:p text:style-name="Plain_20_Text"><text:span text:style-name="T1"><text:s text:c="2"/></text:span>(optional) Public name: _________________________________________</text:p>
      <text:p text:style-name="Plain_20_Text"/>
      <text:p text:style-name="Plain_20_Text"><text:span text:style-name="T1"><text:s text:c="2"/></text:span>Mailing Address: ________________________________________________</text:p>
      <text:p text:style-name="Plain_20_Text"/>
      <text:p text:style-name="Plain_20_Text"><text:span text:style-name="T1"><text:s text:c="19"/></text:span>________________________________________________</text:p>
      <text:p text:style-name="Plain_20_Text"/>
      <text:p text:style-name="Plain_20_Text"><text:span text:style-name="T1"><text:s text:c="2"/></text:span>Country: <text:s text:c="2"/>______________________________________________________</text:p>
      <text:p text:style-name="Plain_20_Text"/>
      <text:p text:style-name="Plain_20_Text"><text:span text:style-name="T1"><text:s text:c="2"/></text:span>Telephone: ______________________________________________________</text:p>
      <text:p text:style-name="Plain_20_Text"/>
      <text:p text:style-name="Plain_20_Text"><text:span text:style-name="T1"><text:s text:c="2"/></text:span>E-Mail: <text:s text:c="3"/>______________________________________________________</text:p>
      <text:p text:style-name="Plain_20_Text"/>
      <text:p text:style-name="Plain_20_Text"/>
      <text:p text:style-name="Plain_20_Text">You accept and agree to the following terms and conditions for Your present and future Contributions submitted to the Project. Except for the license granted herein to IBM and recipients of software distributed by IBM, You reserve all right, title, and interest in and to Your Contributions.</text:p>
      <text:p text:style-name="Plain_20_Text"/>
      <text:p text:style-name="Plain_20_Text">1. Definitions.</text:p>
      <text:p text:style-name="Plain_20_Text"/>
      <text:p text:style-name="Plain_20_Text"><text:span text:style-name="T1"><text:s text:c="3"/></text:span>"You" (or "Your") shall mean the copyright owner or legal entity</text:p>
      <text:p text:style-name="Plain_20_Text"><text:span text:style-name="T1"><text:s text:c="3"/></text:span>authorized by the copyright owner that is making this Agreement</text:p>
      <text:p text:style-name="P1">with IBM. For legal entities, the entity making a Contribution and all other entities that control, are controlled by, or are under common control with that entity are considered to be a single Contributor. For the purposes of this definition, "control" means (i) the power, direct or indirect, to cause the direction or management of such entity, whether by contract or otherwise, or (ii) ownership of fifty percent (50%) or more of the outstanding shares, or (iii) beneficial ownership of such entity.</text:p>
      <text:p text:style-name="Plain_20_Text"/>
      <text:p text:style-name="Plain_20_Text"><text:span text:style-name="T1"><text:s text:c="3"/></text:span>"Contribution" shall mean any original work of authorship,</text:p>
      <text:p text:style-name="Plain_20_Text"><text:span text:style-name="T1"><text:s text:c="3"/></text:span>including any modifications or additions to an existing work, that</text:p>
      <text:p text:style-name="Plain_20_Text"><text:span text:style-name="T1"><text:s text:c="3"/></text:span>is intentionally submitted by You to the Project for inclusion</text:p>
      <text:p text:style-name="P1">in, or documentation of, the Project (”the Work”). For the purposes of this definition, "submitted" means any form of electronic, verbal, or written communication sent to the Project or its <text:soft-page-break/>representatives,including but not limited to communication on electronic mailing lists, source code control systems, and issue tracking systems that are managed by, or on behalf of, the Project for the purpose of discussing and improving the Work, but excluding communication that is conspicuously marked or otherwise designated in writing by You as "Not a Contribution."</text:p>
      <text:p text:style-name="Plain_20_Text"/>
      <text:p text:style-name="Plain_20_Text">2. Grant of Copyright License. Subject to the terms and conditions of</text:p>
      <text:p text:style-name="P1">this Agreement, You hereby grant to IBM and to recipients of software distributed by IBM a perpetual, worldwide, non-exclusive, no-charge, royalty-free, irrevocable copyright license to reproduce, prepare derivative works of, publicly display, publicly perform, sublicense, and distribute Your Contributions and such derivative works.</text:p>
      <text:p text:style-name="Plain_20_Text"/>
      <text:p text:style-name="Plain_20_Text">3. Grant of Patent License. Subject to the terms and conditions of</text:p>
      <text:p text:style-name="P1">this Agreement, You hereby grant to IBM and to recipients of software distributed by IBM a perpetual, worldwide, non-exclusive, no-charge, royalty-free, irrevocable (except as stated in this section) patent license to make, have made, use, offer to sell, sell, import, and otherwise transfer the Work <text:span text:style-name="HTML_20_Typewriter"><text:span text:style-name="T3">to which Your Contribution(s) were submitted</text:span></text:span><text:span text:style-name="T2">,</text:span> where such license applies only to those patent claims licensable by You that are necessarily infringed by Your Contribution(s) alone or by combination of Your Contribution(s) with the Work to which such Contribution(s) was submitted. If any entity institutes patent litigation against You or any other entity (including a cross-claim or counterclaim in a lawsuit) alleging that your Contribution, or the Work to which you have contributed, constitutes direct or contributory patent infringement, then any patent licenses granted to that entity under this Agreement for that Contribution or Work shall terminate as of the date such litigation is filed.</text:p>
      <text:p text:style-name="Plain_20_Text"/>
      <text:p text:style-name="Plain_20_Text">4. You represent that you are legally entitled to grant the above</text:p>
      <text:p text:style-name="Plain_20_Text"><text:span text:style-name="T1"><text:s text:c="3"/></text:span>license. If your employer(s) has rights to intellectual property</text:p>
      <text:p text:style-name="Plain_20_Text"><text:span text:style-name="T1"><text:s text:c="3"/></text:span>that you create that includes your Contributions, you represent</text:p>
      <text:p text:style-name="Plain_20_Text"><text:span text:style-name="T1"><text:s text:c="3"/></text:span>that you have received permission to make Contributions on behalf</text:p>
      <text:p text:style-name="Plain_20_Text"><text:span text:style-name="T1"><text:s text:c="3"/></text:span>of that employer, that your employer has waived such rights for</text:p>
      <text:p text:style-name="Plain_20_Text"><text:span text:style-name="T1"><text:s text:c="3"/></text:span>your Contributions to the Project, or that your employer has</text:p>
      <text:p text:style-name="Plain_20_Text"><text:span text:style-name="T1"><text:s text:c="3"/></text:span>executed a separate Corporate CLA with IBM.</text:p>
      <text:p text:style-name="Plain_20_Text"/>
      <text:p text:style-name="Plain_20_Text">5. You represent that each of Your Contributions is Your original</text:p>
      <text:p text:style-name="Plain_20_Text"><text:span text:style-name="T1"><text:s text:c="3"/></text:span>creation (see section 7 for submissions on behalf of others). <text:s/>You</text:p>
      <text:p text:style-name="Plain_20_Text"><text:span text:style-name="T1"><text:s text:c="3"/></text:span>represent that Your Contribution submissions include complete</text:p>
      <text:p text:style-name="Plain_20_Text"><text:span text:style-name="T1"><text:s text:c="3"/></text:span>details of any third-party license or other restriction (including,</text:p>
      <text:p text:style-name="Plain_20_Text"><text:span text:style-name="T1"><text:s text:c="3"/></text:span>but not limited to, related patents and trademarks) of which you</text:p>
      <text:p text:style-name="Plain_20_Text"><text:span text:style-name="T1"><text:s text:c="3"/></text:span>are personally aware and which are associated with any part of Your</text:p>
      <text:p text:style-name="Plain_20_Text"><text:span text:style-name="T1"><text:s text:c="3"/></text:span>Contributions.</text:p>
      <text:p text:style-name="Plain_20_Text"/>
      <text:p text:style-name="Plain_20_Text">6. You are not expected to provide support for Your Contributions,</text:p>
      <text:p text:style-name="Plain_20_Text"><text:span text:style-name="T1"><text:s text:c="3"/></text:span>except to the extent You desire to provide support. You may provide</text:p>
      <text:p text:style-name="Plain_20_Text"><text:span text:style-name="T1"><text:s text:c="3"/></text:span>support for free, for a fee, or not at all. Unless required by</text:p>
      <text:p text:style-name="Plain_20_Text"><text:span text:style-name="T1"><text:s text:c="3"/></text:span>applicable law or agreed to in writing, You provide Your</text:p>
      <text:p text:style-name="Plain_20_Text"><text:span text:style-name="T1"><text:s text:c="3"/></text:span>Contributions on an "AS IS" BASIS, WITHOUT WARRANTIES OR CONDITIONS</text:p>
      <text:p text:style-name="Plain_20_Text"><text:span text:style-name="T1"><text:s text:c="3"/></text:span>OF ANY KIND, either express or implied, including, without</text:p>
      <text:p text:style-name="Plain_20_Text"><text:span text:style-name="T1"><text:s text:c="3"/></text:span>limitation, any warranties or conditions of TITLE, NON-</text:p>
      <text:p text:style-name="Plain_20_Text"><text:span text:style-name="T1"><text:s text:c="3"/></text:span>INFRINGEMENT, MERCHANTABILITY, or FITNESS FOR A PARTICULAR PURPOSE.</text:p>
      <text:p text:style-name="Plain_20_Text"/>
      <text:p text:style-name="Plain_20_Text">7. Should You wish to submit work that is not Your original creation,</text:p>
      <text:p text:style-name="Plain_20_Text"><text:span text:style-name="T1"><text:s text:c="3"/></text:span>You may submit it to the Project separately from any</text:p>
      <text:p text:style-name="Plain_20_Text"><text:span text:style-name="T1"><text:s text:c="3"/></text:span>Contribution, identifying the complete details of its source and of</text:p>
      <text:p text:style-name="Plain_20_Text"><text:soft-page-break/><text:span text:style-name="T1"><text:s text:c="3"/></text:span>any license or other restriction (including, but not limited to,</text:p>
      <text:p text:style-name="Plain_20_Text"><text:span text:style-name="T1"><text:s text:c="3"/></text:span>related patents, trademarks, and license agreements) of which you</text:p>
      <text:p text:style-name="Plain_20_Text"><text:span text:style-name="T1"><text:s text:c="3"/></text:span>are personally aware, and conspicuously marking the work as</text:p>
      <text:p text:style-name="Plain_20_Text"><text:span text:style-name="T1"><text:s text:c="3"/></text:span>"Submitted on behalf of a third-party: [named here]".</text:p>
      <text:p text:style-name="Plain_20_Text"/>
      <text:p text:style-name="Plain_20_Text">8. You agree to notify IBM of any facts or circumstances of</text:p>
      <text:p text:style-name="Plain_20_Text"><text:span text:style-name="T1"><text:s text:c="3"/></text:span>which you become aware that would make these representations</text:p>
      <text:p text:style-name="Plain_20_Text"><text:span text:style-name="T1"><text:s text:c="3"/></text:span>inaccurate in any respect.</text:p>
      <text:p text:style-name="Plain_20_Text"/>
      <text:p text:style-name="Plain_20_Text"/>
      <text:p text:style-name="Plain_20_Text">Please sign: __________________________________ Date: ________________</text:p>
      <text:p text:style-name="Plain_20_Text"/>
      <text:p text:style-name="Plain_20_Tex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Courier New" svg:font-family="'Courier New'" style:font-family-generic="modern"/>
    <style:font-face style:name="MS Mincho" svg:font-family="'MS Mincho', 'ＭＳ 明朝'" style:font-family-generic="modern"/>
    <style:font-face style:name="Arial Unicode MS1" svg:font-family="'Arial Unicode MS'" style:font-family-generic="swiss"/>
    <style:font-face style:name="Courier" svg:font-family="Courier"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Grande" svg:font-family="'Lucida Grande', ﷽﷽﷽﷽﷽﷽﷽﷽rande"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de" fo:country="D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Cambria" fo:font-family="Cambria" style:font-family-generic="roman" style:font-pitch="variable" fo:font-size="12pt" fo:language="en" fo:country="US"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lain_20_Text" style:display-name="Plain Text" style:family="paragraph" style:parent-style-name="Standard">
      <style:text-properties style:font-name="Courier" fo:font-family="Courier" style:font-pitch="variable" fo:font-size="10.5pt" style:font-size-asian="10.5pt" style:font-name-complex="Courier" style:font-family-complex="Courier" style:font-pitch-complex="variable" style:font-size-complex="10.5pt"/>
    </style:style>
    <style:style style:name="Balloon_20_Text" style:display-name="Balloon Text" style:family="paragraph" style:parent-style-name="Standard">
      <style:text-properties style:font-name="Lucida Grande" fo:font-family="'Lucida Grande', ﷽﷽﷽﷽﷽﷽﷽﷽rande" style:font-family-generic="swiss" style:font-pitch="variable" fo:font-size="9pt" style:font-size-asian="9pt" style:font-name-complex="Lucida Grande" style:font-family-complex="'Lucida Grande', ﷽﷽﷽﷽﷽﷽﷽﷽rande" style:font-family-generic-complex="swiss" style:font-pitch-complex="variable" style:font-size-complex="9pt"/>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size="10pt" fo:font-weight="bold" style:font-size-asian="10pt" style:font-weight-asian="bold" style:font-size-complex="10pt" style:font-weight-complex="bold"/>
    </style:style>
    <style:style style:name="Default_20_Paragraph_20_Font" style:display-name="Default Paragraph Font" style:family="text"/>
    <style:style style:name="Plain_20_Text_20_Char" style:display-name="Plain Text Char" style:family="text">
      <style:text-properties style:font-name="Courier" fo:font-family="Courier" style:font-pitch="variable" fo:font-size="10.5pt" style:font-size-asian="10.5pt" style:font-name-complex="Courier" style:font-family-complex="Courier" style:font-pitch-complex="variable" style:font-size-complex="10.5pt"/>
    </style:style>
    <style:style style:name="Balloon_20_Text_20_Char" style:display-name="Balloon Text Char" style:family="text">
      <style:text-properties style:font-name="Lucida Grande" fo:font-family="'Lucida Grande', ﷽﷽﷽﷽﷽﷽﷽﷽rande" style:font-family-generic="swiss" style:font-pitch="variable" fo:font-size="9pt" style:font-size-asian="9pt" style:font-name-complex="Lucida Grande" style:font-family-complex="'Lucida Grande', ﷽﷽﷽﷽﷽﷽﷽﷽rande" style:font-family-generic-complex="swiss" style:font-pitch-complex="variable" style:font-size-complex="9pt"/>
    </style:style>
    <style:style style:name="Comment_20_Reference" style:display-name="Comment Reference" style:family="text">
      <style:text-properties fo:font-size="9pt" style:font-size-asian="9pt" style:font-size-complex="9pt"/>
    </style:style>
    <style:style style:name="Comment_20_Text_20_Char" style:display-name="Comment Text Char" style:family="text" style:parent-style-name="Default_20_Paragraph_20_Font"/>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HTML_20_Typewriter" style:display-name="HTML Typewriter" style:family="text">
      <style:text-properties style:font-name="Courier" fo:font-family="Courier" style:font-pitch="variable" fo:font-size="10pt" style:font-name-asian="MS Mincho" style:font-family-asian="'MS Mincho', 'ＭＳ 明朝'" style:font-family-generic-asian="modern" style:font-size-asian="10pt" style:font-name-complex="Courier" style:font-family-complex="Courier"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
    <dc:subject/>
    <meta:keyword/>
    <dc:description/>
    <meta:initial-creator>Chrisopher  Ferris</meta:initial-creator>
    <meta:creation-date>2021-01-26T15:56:00</meta:creation-date>
    <dc:date>2021-01-27T13:05:08.481594143</dc:date>
    <meta:editing-cycles>4</meta:editing-cycles>
    <meta:editing-duration>PT9M3S</meta:editing-duration>
    <meta:generator>LibreOffice_Vanilla/7.0.4.3$MacOSX_X86_64 LibreOffice_project/2ca3dad5f5604890fa83ed8220cf7deeab26250e</meta:generator>
    <meta:document-statistic meta:table-count="0" meta:image-count="0" meta:object-count="0" meta:page-count="3" meta:paragraph-count="61" meta:word-count="943" meta:character-count="6565" meta:non-whitespace-character-count="5550"/>
  </office:meta>
</office:document-meta>
</file>